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27622" draw:fill-color="#069a2e" draw:textarea-horizontal-align="justify" draw:textarea-vertical-align="middle" draw:auto-grow-height="false" fo:min-height="1.26cm" fo:min-width="0.835cm"/>
    </style:style>
    <style:style style:name="gr2" style:family="graphic" style:parent-style-name="standard">
      <style:graphic-properties svg:stroke-color="#666666" draw:fill-color="#999999" draw:textarea-horizontal-align="justify" draw:textarea-vertical-align="middle" draw:auto-grow-height="false" fo:min-height="0.325cm" fo:min-width="0.285cm"/>
    </style:style>
    <style:style style:name="gr3" style:family="graphic" style:parent-style-name="standard">
      <style:graphic-properties svg:stroke-color="#127622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69a2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35cm" svg:height="1.51cm" svg:x="7.445cm" svg:y="4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85cm" svg:height="0.575cm" svg:x="7.72cm" svg:y="5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cm" svg:height="0.3cm" svg:x="7.513cm" svg:y="5.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3cm" svg:height="0.3cm" svg:x="8.412cm" svg:y="5.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18:18:16.835310515</meta:creation-date>
    <meta:generator>LibreOffice/6.4.0.3$Linux_X86_64 LibreOffice_project/40$Build-3</meta:generator>
    <dc:date>2020-02-22T19:42:18.690319445</dc:date>
    <meta:editing-duration>PT10H18M1S</meta:editing-duration>
    <meta:editing-cycles>2</meta:editing-cycles>
    <meta:document-statistic meta:object-count="5"/>
  </office:meta>
</office:document-meta>
</file>